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FDDF5E09662CFFBF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8.436cm"/>
      <style:paragraph-properties style:writing-mode="lr-tb"/>
    </style:style>
    <style:style style:name="pr2" style:family="presentation" style:parent-style-name="Default-title">
      <style:graphic-properties draw:auto-grow-height="true" fo:min-height="2.928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 style:list-style-name="L1">
      <style:graphic-properties draw:fill-color="#ffffff" draw:auto-grow-height="true" fo:min-height="8.436cm"/>
      <style:paragraph-properties style:writing-mode="lr-tb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>
        <style:tab-stops/>
      </style:paragraph-properties>
    </style:style>
    <style:style style:name="P5" style:family="paragraph">
      <loext:graphic-properties draw:fill-color="#ffffff"/>
      <style:paragraph-properties fo:margin-left="0cm" fo:margin-right="0cm" fo:text-align="start" fo:text-indent="0cm">
        <style:tab-stops/>
      </style:paragraph-properties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Source Han Sans CN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0.503cm" svg:height="8.658cm" svg:x="6.596cm" svg:y="5.155cm" presentation:class="subtitle" presentation:user-transformed="true">
          <draw:text-box>
            <text:list text:style-name="L1">
              <text:list-item>
                <text:p text:style-name="P1"><text:span text:style-name="T1">open source projects such as </text:span><text:span text:style-name="T2">LiteX</text:span><text:span text:style-name="T1"> which have developed IP (e.g. chip-level hardware design) needed for building an open source SoC</text:span></text:p>
                <text:p text:style-name="P1"><text:span text:style-name="T1"/></text:p>
              </text:list-item>
              <text:list-item>
                <text:p text:style-name="P1"><text:span text:style-name="T1">common workflow is that this SoC would be synthesized into a bitstream and loaded into a FPGA</text:span></text:p>
                <text:p text:style-name="P1"><text:span text:style-name="T1"/></text:p>
              </text:list-item>
              <text:list-item>
                <text:p text:style-name="P1"><text:span text:style-name="T1">SoC design is done in a Hardware Description Language (HDL) with Verilog, VHDL, SystemVerilog or even newer languages (Chisel, SpinalHDL, Migen). This means we have the source and toolchain necessary to regenerate the design.</text:span></text:p>
              </text:list-item>
            </text:list>
          </draw:text-box>
        </draw:frame>
        <draw:frame presentation:style-name="pr2" draw:layer="layout" svg:width="18.471cm" svg:height="2.928cm" svg:x="8.128cm" svg:y="0.627cm" presentation:class="title" presentation:user-transformed="true">
          <draw:text-box>
            <text:p><text:span text:style-name="T3">BoF: upstream drivers for open source FPGA SoC peripheral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0.503cm" svg:height="8.436cm" svg:x="6.596cm" svg:y="5.266cm" presentation:class="subtitle" presentation:user-transformed="true">
          <draw:text-box>
            <text:list text:style-name="L1">
              <text:list-item>
                <text:p text:style-name="P1"><text:span text:style-name="T1">LiteX </text:span><text:span text:style-name="T1"><text:a xlink:href="https://github.com/enjoy-digital/litex" xlink:type="simple">[1]</text:a></text:span><text:span text:style-name="T1"><text:s/>is a good example of an open source SoC framework where it provides IP for common peripherals like DRAM controller, Ethernet, PCIe, SATA, SD Card, Video and more. </text:span></text:p>
                <text:p text:style-name="P1"><text:span text:style-name="T1"/></text:p>
              </text:list-item>
              <text:list-item>
                <text:p text:style-name="P1"><text:span text:style-name="T1">key design decision for these peripherals are Control and Status Registers (CSR). The hardware design and the software drivers must agree on the structure of these CSRs.</text:span></text:p>
              </text:list-item>
            </text:list>
          </draw:text-box>
        </draw:frame>
        <draw:frame presentation:style-name="pr2" draw:layer="layout" svg:width="18.471cm" svg:height="2.928cm" svg:x="8.128cm" svg:y="0.627cm" presentation:class="title" presentation:user-transformed="true">
          <draw:text-box>
            <text:p><text:span text:style-name="T3">BoF: upstream drivers for open source FPGA SoC peripheral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2" draw:layer="layout" svg:width="20.503cm" svg:height="8.436cm" svg:x="6.596cm" svg:y="5.268cm" presentation:class="subtitle" presentation:user-transformed="true">
          <draw:text-box>
            <text:list text:style-name="L1">
              <text:list-item>
                <text:p text:style-name="P1"><text:span text:style-name="T1">Linux-on-LiteX-Vexriscv </text:span><text:span text:style-name="T1"><text:a xlink:href="https://github.com/litex-hub/linux-on-litex-vexriscv" xlink:type="simple">[2]</text:a></text:span><text:span text:style-name="T1"><text:s/>combines the Vexrisv core (32-bit RISC-V), LiteX modules, and a build system which results in a </text:span></text:p>
                <text:p text:style-name="P1"><text:span text:style-name="T1">FPGA bitstream, kernel and rootfs</text:span></text:p>
                <text:p text:style-name="P1"><text:span text:style-name="T1"/></text:p>
              </text:list-item>
              <text:list-item>
                <text:p text:style-name="P4"><text:span text:style-name="T1">Linux kernel drivers for LiteX are currently being developed out-of-tree </text:span><text:span text:style-name="T1"><text:a xlink:href="https://github.com/litex-hub/linux/commits/litex-vexriscv-rebase/drivers" xlink:type="simple">[3]</text:a></text:span></text:p>
                <text:p text:style-name="P4"><text:span text:style-name="T1"/></text:p>
              </text:list-item>
              <text:list-item>
                <text:p text:style-name="P4"><text:span text:style-name="T1">LiteX SoC driver and LiteUART driver patch series from Mateusz Holenko of AntMicro is currently in v10 </text:span><text:span text:style-name="T1"><text:a xlink:href="https://lore.kernel.org/patchwork/project/lkml/list/?series=457681" xlink:type="simple">[4]</text:a></text:span></text:p>
              </text:list-item>
            </text:list>
          </draw:text-box>
        </draw:frame>
        <draw:frame presentation:style-name="pr2" draw:layer="layout" svg:width="18.471cm" svg:height="2.928cm" svg:x="8.128cm" svg:y="0.627cm" presentation:class="title" presentation:user-transformed="true">
          <draw:text-box>
            <text:p><text:span text:style-name="T3">BoF: upstream drivers for open source FPGA SoC peripheral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2" draw:layer="layout" svg:width="20.503cm" svg:height="9.445cm" svg:x="6.596cm" svg:y="4.764cm" presentation:class="sub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  <text:list-item>
                <text:p text:style-name="P1"><text:span text:style-name="T1">Earlier this year, support for Microwatt, a POWER-based core from IBM, was been added to LiteX by Ben Herrenschmidt </text:span></text:p>
                <text:p text:style-name="P1"><text:span text:style-name="T1"/></text:p>
              </text:list-item>
              <text:list-item>
                <text:p text:style-name="P4"><text:span text:style-name="T4">Ben started a linux-litex thread of how best structure the LiteX CSRs and driver code for upstream </text:span><text:span text:style-name="T1"><text:a xlink:href="https://groups.google.com/d/msg/linux-litex/fJLlcsuBibY/3vP8_7nGAwAJ" xlink:type="simple">[5]</text:a></text:span></text:p>
                <text:p text:style-name="P4"><text:span text:style-name="T1"/></text:p>
              </text:list-item>
              <text:list-item>
                <text:p text:style-name="P4"><text:span text:style-name="T5">Issue:</text:span><text:span text:style-name="T1"> should drivers use CSR accessors or normal MMIO?</text:span></text:p>
                <text:p text:style-name="P4"><text:span text:style-name="T1"/></text:p>
              </text:list-item>
              <text:list-item>
                <text:p text:style-name="P4"><text:span text:style-name="T5">Issue:</text:span><text:span text:style-name="T1"> should Linux drivers support 8-bit CSR or just 32-bit?</text:span></text:p>
                <text:p text:style-name="P4"><text:span text:style-name="T5"/></text:p>
              </text:list-item>
              <text:list-item>
                <text:p text:style-name="P4"><text:span text:style-name="T5">Issue:</text:span><text:span text:style-name="T1"> how to describe what exists? <text:s/>Device tree overlays?</text:span></text:p>
              </text:list-item>
            </text:list>
          </draw:text-box>
        </draw:frame>
        <draw:frame presentation:style-name="pr2" draw:layer="layout" svg:width="18.471cm" svg:height="2.928cm" svg:x="8.128cm" svg:y="0.627cm" presentation:class="title" presentation:user-transformed="true">
          <draw:text-box>
            <text:p><text:span text:style-name="T3">BoF: upstream drivers for open source FPGA SoC peripheral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2" draw:layer="layout" svg:width="20.503cm" svg:height="8.436cm" svg:x="6.596cm" svg:y="5.268cm" presentation:class="subtitle" presentation:user-transformed="true">
          <draw:text-box>
            <text:list text:style-name="L1">
              <text:list-header>
                <text:p text:style-name="P1"><text:span text:style-name="T1"/></text:p>
              </text:list-header>
              <text:list-item>
                <text:p text:style-name="P1"><text:span text:style-name="T1">Martin Perens is developing LiteDIP </text:span><text:span text:style-name="T1"><text:a xlink:href="https://gitlab.freedesktop.org/mupuf/litedip/" xlink:type="simple">[6]</text:a></text:span><text:span text:style-name="T1">: </text:span></text:p>
                <text:p text:style-name="P1"><text:span text:style-name="T1">"Plug-and-play LiteX-based IP blocks enabling the creation of generic Linux drivers. Design your FPGA-based SoC with them and get a (potentially upstream-able) driver for it instantly!"</text:span></text:p>
                <text:p text:style-name="P1"><text:span text:style-name="T1"/></text:p>
              </text:list-item>
              <text:list-item>
                <text:p text:style-name="P1"><text:span text:style-name="T1">Martin wrote a blog post: "FPGA: Why So Few Open Source Drivers for Open Hardware?" </text:span><text:span text:style-name="T1"><text:a xlink:href="https://mupuf.org/blog/2020/06/09/FPGA-why-so-few-drivers/" xlink:type="simple">[7]</text:a></text:span></text:p>
              </text:list-item>
            </text:list>
          </draw:text-box>
        </draw:frame>
        <draw:frame presentation:style-name="pr2" draw:layer="layout" svg:width="18.471cm" svg:height="2.928cm" svg:x="8.128cm" svg:y="0.627cm" presentation:class="title" presentation:user-transformed="true">
          <draw:text-box>
            <text:p><text:span text:style-name="T3">BoF: upstream drivers for open source FPGA SoC peripheral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text-style-name="P5" draw:layer="layout" svg:width="25.475cm" svg:height="8.436cm" svg:x="2.024cm" svg:y="5.868cm" presentation:class="subtitle" presentation:user-transformed="true">
          <draw:text-box>
            <text:list text:style-name="L1">
              <text:list-header>
                <text:p text:style-name="P4"><text:span text:style-name="T1"><text:a xlink:href="https://github.com/enjoy-digital/litex" xlink:type="simple">[1]</text:a></text:span><text:span text:style-name="T1"><text:s/>https://github.com/enjoy-digital/litex</text:span></text:p>
                <text:p text:style-name="P4"><text:span text:style-name="T1"><text:a xlink:href="https://github.com/litex-hub/linux-on-litex-vexriscv" xlink:type="simple">[2]</text:a></text:span><text:span text:style-name="T1"><text:s/>https://github.com/litex-hub/linux-on-litex-vexriscv</text:span></text:p>
                <text:p text:style-name="P4"><text:span text:style-name="T1"><text:a xlink:href="https://github.com/litex-hub/linux/commits/litex-vexriscv-rebase/drivers" xlink:type="simple">[3]</text:a></text:span><text:span text:style-name="T1"><text:s/>https://github.com/litex-hub/linux/commits/litex-vexriscv-rebase/drivers</text:span></text:p>
                <text:p text:style-name="P4"><text:span text:style-name="T1"><text:a xlink:href="https://lore.kernel.org/patchwork/project/lkml/list/?series=457681" xlink:type="simple">[4]</text:a></text:span><text:span text:style-name="T1"><text:s/>https://lore.kernel.org/patchwork/project/lkml/list/?series=457681</text:span></text:p>
                <text:p text:style-name="P4"><text:span text:style-name="T1"><text:a xlink:href="https://groups.google.com/d/msg/linux-litex/fJLlcsuBibY/3vP8_7nGAwAJ" xlink:type="simple">[5]</text:a></text:span><text:span text:style-name="T1"><text:s/>https://groups.google.com/d/msg/linux-litex/fJLlcsuBibY/3vP8_7nGAwAJ</text:span></text:p>
                <text:p text:style-name="P1"><text:span text:style-name="T1"><text:a xlink:href="https://gitlab.freedesktop.org/mupuf/litedip/" xlink:type="simple">[6]</text:a></text:span><text:span text:style-name="T1"><text:s/>https://gitlab.freedesktop.org/mupuf/litedip/ </text:span></text:p>
                <text:p text:style-name="P1"><text:span text:style-name="T1"><text:a xlink:href="https://mupuf.org/blog/2020/06/09/FPGA-why-so-few-drivers/" xlink:type="simple">[7]</text:a></text:span><text:span text:style-name="T1"><text:s/>https://mupuf.org/blog/2020/06/09/FPGA-why-so-few-drivers/</text:span></text:p>
              </text:list-header>
            </text:list>
          </draw:text-box>
        </draw:frame>
        <draw:frame presentation:style-name="pr2" draw:layer="layout" svg:width="18.471cm" svg:height="2.928cm" svg:x="8.128cm" svg:y="0.627cm" presentation:class="title" presentation:user-transformed="true">
          <draw:text-box>
            <text:p><text:span text:style-name="T3">BoF: upstream drivers for open source FPGA SoC peripherals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7.999cm" svg:height="15.749cm" svg:x="0.111cm" svg:y="0.062cm">
        <draw:image xlink:href="Pictures/100000000000078000000438FDDF5E09662CFFBF.jpg" xlink:type="simple" xlink:show="embed" xlink:actuate="onLoad" loext:mime-type="image/jpeg">
          <text:p/>
        </draw:image>
      </draw:frame>
      <draw:frame presentation:style-name="Default-title" draw:layer="backgroundobjects" svg:width="18.471cm" svg:height="2.928cm" svg:x="8.128cm" svg:y="0.628cm" presentation:class="title" presentation:placeholder="true">
        <draw:text-box/>
      </draw:frame>
      <draw:frame presentation:style-name="Default-outline1" draw:layer="backgroundobjects" svg:width="20.503cm" svg:height="8.436cm" svg:x="6.596cm" svg:y="5.2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4:54:48.013717274</meta:creation-date>
    <meta:editing-duration>PT2H39M31S</meta:editing-duration>
    <meta:editing-cycles>4</meta:editing-cycles>
    <meta:generator>LibreOffice/6.4.5.2$Linux_X86_64 LibreOffice_project/40$Build-2</meta:generator>
    <dc:date>2020-08-25T18:15:29.550169768</dc:date>
    <meta:document-statistic meta:object-count="46"/>
  </office:meta>
</office:document-meta>
</file>